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pple SD Gothic Neo" svg:font-family="'Apple SD Gothic Neo'" style:font-pitch="variable"/>
    <style:font-face style:name="Waseem" svg:font-family="Wase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" fo:font-size="8pt" style:font-size-asian="8pt" style:font-size-complex="8pt"/>
    </style:style>
    <style:style style:name="P2" style:family="paragraph" style:parent-style-name="Text_20_body">
      <style:paragraph-properties style:border-line-width-bottom="0.0346in 0.0138in 0.0138in" fo:padding="0.0291in" fo:border-left="none" fo:border-right="none" fo:border-top="none" fo:border-bottom="0.0622in double #000000" style:join-border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style:border-line-width-bottom="0.0346in 0.0138in 0.0138in" fo:padding="0.0291in" fo:border-left="none" fo:border-right="none" fo:border-top="none" fo:border-bottom="0.0622in double #000000" style:join-border="false"/>
    </style:style>
    <style:style style:name="T1" style:family="text">
      <style:text-properties style:font-name="Times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struzioni L0Tribe e altre utilities:</text:h>
      <text:p text:style-name="Text_20_body">L0Tribe deve immagazzinare le primitive dentro le DDR per poi rispedirle ad ogni burst.</text:p>
      <text:p text:style-name="Text_20_body">Per fare questo servono le primitive.</text:p>
      <text:p text:style-name="P2">Le primitive in generale si trovano su castor:</text:p>
      <text:p text:style-name="Heading">To stage data from castor:</text:p>
      <text:p text:style-name="Standard">find them: </text:p>
      <text:p text:style-name="Standard">nsls /castor/cern.ch/na62/data/2018/raw/run/primitives</text:p>
      <text:p text:style-name="Standard"/>
      <text:p text:style-name="Standard">to see if they are already staged:</text:p>
      <text:p text:style-name="Standard">stager_qry -M /castor/cern.ch/na62/data/2018/raw/run/primitives/chod_run08980_burst00540</text:p>
      <text:p text:style-name="Standard"/>
      <text:p text:style-name="Standard">to stage them (do it for each detector, CHOD, RICH, MUV3, NewCHOD, Lkr)</text:p>
      <text:p text:style-name="Standard">stager_get -M /castor/cern.ch/na62/data/2018/raw/run/primitives/chod_run08980_burst00540</text:p>
      <text:p text:style-name="Standard"/>
      <text:p text:style-name="Standard">To stage a primitive file it takes ~days.</text:p>
      <text:p text:style-name="P4"/>
      <text:p text:style-name="Heading">To transform primitives in the correct format:</text:p>
      <text:p text:style-name="Text_20_body">The file downloaded from castor it is a binary file, and it must first of all converted into a root file, using the standard NA62FW, on lxplus:</text:p>
      <text:p text:style-name="Text_20_body">/na62fw/NA62Reconstruction/bin-cc7/PrimRawDecoder </text:p>
      <text:p text:style-name="Text_20_body">It runs with the config file:</text:p>
      <text:p text:style-name="Text_20_body">na62fw/NA62Reconstruction/config</text:p>
      <text:p text:style-name="Text_20_body">that must be modified to find the right path of the primitive, depending on the year.</text:p>
      <text:p text:style-name="Text_20_body">It creates a giant root file (~6/7 GB), do it in /tmp/username avoiding to saturate the quota on lxplus.</text:p>
      <text:p text:style-name="Text_20_body"/>
      <text:p text:style-name="Text_20_body">Then copy the root file on your local computer, go into </text:p>
      <text:p text:style-name="Text_20_body">UtilitiesForTribe/rootToMif</text:p>
      <text:p text:style-name="Text_20_body">open root</text:p>
      <text:p text:style-name="Text_20_body">Load the primitive library:</text:p>
      <text:p text:style-name="Standard">gSystem-&gt;CompileMacro("TPrimitive.cc","kg");</text:p>
      <text:p text:style-name="Standard"/>
      <text:p text:style-name="Standard">Launch:</text:p>
      <text:p text:style-name="Standard">.L rootToBin.C</text:p>
      <text:p text:style-name="Standard">rootToBin(TString file_path, TString branchName, uint32_t startTime, uint32_t nOfPrim, TString OutName_bin)</text:p>
      <text:p text:style-name="Standard">If nOfPrim = 0, the program will consider all the primitives in the file. It will plot also the timestamp of the primitives selected.</text:p>
      <text:p text:style-name="Standard"/>
      <text:p text:style-name="Standard">It create the binary file needed for Tribe. Do it for all the detectors you want to load.</text:p>
      <text:p text:style-name="Standard"/>
      <text:p text:style-name="Text_20_body"><text:soft-page-break/>Example:</text:p>
      <text:p text:style-name="P1">root [2] rootToBin("/home/na62torino/Data/rawPrimitiveFiles/run09386_burst00100.root","CHOD",0,10000,"cacca.bin")</text:p>
      <text:p text:style-name="P1">Did you compiled TPrimitive library?</text:p>
      <text:p text:style-name="P1">Looking for a tree</text:p>
      <text:p text:style-name="P1">Tree found</text:p>
      <text:p text:style-name="P1">branch found</text:p>
      <text:p text:style-name="P1">number of primitives: 10000</text:p>
      <text:p text:style-name="P1">timestamp at entry: 0</text:p>
      <text:p text:style-name="P1">writing the output fileMemory bin file has been written</text:p>
      <text:p text:style-name="P1">11984 32-bit words</text:p>
      <text:p text:style-name="P1">Total bin size 0.05 MB</text:p>
      <text:p text:style-name="P1">Total number of primitives written in the file: 10000</text:p>
      <text:p text:style-name="Text_20_body"><text:span text:style-name="T1">number of unsorted primitives: 0</text:span></text:p>
      <text:h text:style-name="Heading_20_3" text:outline-level="3">Loading primitive in tribe</text:h>
      <text:p text:style-name="Text_20_body">There are 2 L0Tribe boards. One “bigger” with a stratix 530 FPGA, and one “smaller” with stratix4 230 FPGA.</text:p>
      <text:p text:style-name="Text_20_body">They are labelled as “B” = bigger, “A” = smaller.</text:p>
      <text:p text:style-name="Text_20_body">This has been done because NIOS is not fast enough to handle all the sources with a single device.</text:p>
      <text:p text:style-name="Text_20_body">The solution is to convert the DMA operation now handled by NIOS into a pure hardware operation, but i didn't have time to do it.</text:p>
      <text:p text:style-name="Text_20_body"/>
      <text:p text:style-name="Text_20_body">CONNECTIONS:</text:p>
      <text:p text:style-name="Text_20_body">So The two boards must be connected together. The B is the driver:</text:p>
      <text:p text:style-name="Text_20_body">B generates the clock to be sent to A. A generates the clock to be sent to L0TP.</text:p>
      <text:p text:style-name="Text_20_body">So use two SMA for the clock: from clk_out B to clk_in A.</text:p>
      <text:p text:style-name="Text_20_body">The SOB/EOB are generated by GPIO, connected via flat cables:</text:p>
      <text:p text:style-name="Text_20_body">from JP4 of B to JP3 of <text:s/>A.</text:p>
      <text:p text:style-name="Text_20_body">The clock out of L0Tribe goes into clock IN of L0TP</text:p>
      <text:p text:style-name="Text_20_body">A flat cable from A JP4 goes into JP3 of L0TP.</text:p>
      <text:p text:style-name="Text_20_body"/>
      <text:p text:style-name="Text_20_body">Then load the firmware:</text:p>
      <text:p text:style-name="Text_20_body">Two firmwares are needed: one is for B (L0Tribe_bigger), the other is for A (L0Tribe).</text:p>
      <text:p text:style-name="P3">Set the environment: /home/na62torino/intelFPGA/18.1/nios2eds/nios2_command_shell.sh</text:p>
      <text:p text:style-name="P3">To program both the board: select the cable with the -c option:</text:p>
      <text:p text:style-name="P3">nios2-configure-sof ../../output_files/TestBench_LS.sof -c 2<text:tab/></text:p>
      <text:p text:style-name="P3">nios2-download -g -r TestBench_FW.elf -c 2</text:p>
      <text:p text:style-name="P3">nios2-terminal -c 2</text:p>
      <text:p text:style-name="P3"/>
      <text:p text:style-name="P3">So now you must have 2 terminals (let's call them T1 and T2)</text:p>
      <text:p text:style-name="P3"/>
      <text:p text:style-name="P3">In a third terminal (T3) go in UtilitiesForTribe/TestBenchInitPy</text:p>
      <text:p text:style-name="P3"/>
      <text:p text:style-name="P3">To load the primitives the cable from the workstation to tribe must be in the port3. </text:p>
      <text:p text:style-name="P3"><text:soft-page-break/>(the ports 0,1,2,3 are the ones implemented directly on the board, 0 is the one closer to the JTAG).</text:p>
      <text:p text:style-name="P3">To setup the computer, on T3:</text:p>
      <text:p text:style-name="P3">sudo bash setup_tx_ToPort3.sh</text:p>
      <text:p text:style-name="P3"><text:s/>It does the arp map manually because tribe does not handle the arp packets.</text:p>
      <text:p text:style-name="P3"/>
      <text:p text:style-name="P3">Go back to the previous T1 T2 terminals.</text:p>
      <text:p text:style-name="P3">Follow the instructions on the nios terminals, and when it says what detector you want to load:</text:p>
      <text:p text:style-name="P3">For example, for the tribe B:</text:p>
      <text:p text:style-name="P3">type 0</text:p>
      <text:p text:style-name="P3"/>
      <text:p text:style-name="P3">then, in T3:</text:p>
      <text:p text:style-name="P3">python read_primitives0.py</text:p>
      <text:p text:style-name="P3"/>
      <text:p text:style-name="P3">it just dumps the fist 256 primitives but it continue to deliver primitives to tribe up to the end. It takes a while.</text:p>
      <text:p text:style-name="P3"/>
      <text:p text:style-name="P3">Then nios should come back again and ask for a new detector.</text:p>
      <text:p text:style-name="P3"/>
      <text:p text:style-name="P3">Type 1</text:p>
      <text:p text:style-name="P3"/>
      <text:p text:style-name="P3">Then, in T3:</text:p>
      <text:p text:style-name="P3">python read_primitives1.py</text:p>
      <text:p text:style-name="P3">......</text:p>
      <text:p text:style-name="P3">Type 2</text:p>
      <text:p text:style-name="P3"/>
      <text:p text:style-name="P3">Then, in T3:</text:p>
      <text:p text:style-name="P3">python read_primitives2_.py</text:p>
      <text:p text:style-name="P3">......</text:p>
      <text:p text:style-name="P3">Type 3</text:p>
      <text:p text:style-name="P3"/>
      <text:p text:style-name="P3">Then, in T3:</text:p>
      <text:p text:style-name="P3">python read_primitives3.py</text:p>
      <text:p text:style-name="P3"/>
      <text:p text:style-name="P3">Type n </text:p>
      <text:p text:style-name="P3"/>
      <text:p text:style-name="P3"/>
      <text:p text:style-name="P3"/>
      <text:p text:style-name="P3">For tribe A: do the same, BUT at the step Type 2:</text:p>
      <text:p text:style-name="P3">Type 2</text:p>
      <text:p text:style-name="P3"/>
      <text:p text:style-name="P3">Then, in T3:</text:p>
      <text:p text:style-name="P3">python read_primitives2_A.py</text:p>
      <text:p text:style-name="P3">.....</text:p>
      <text:p text:style-name="P3">Type n</text:p>
      <text:p text:style-name="P3"/>
      <text:p text:style-name="P3"/>
      <text:p text:style-name="P3">This because <text:s/>read_primitives2_A delivers IRC, <text:s/>read_primitives2 delivers Lkr.</text:p>
      <text:p text:style-name="P3"/>
      <text:p text:style-name="P3"/>
      <text:p text:style-name="P3">Once you have loaded the primitives, you can start many bursts and it will always send the same primitives without having to reload them.</text:p>
      <text:p text:style-name="P3"/>
      <text:h text:style-name="Heading_20_3" text:outline-level="3"><text:soft-page-break/>READING DATA:</text:h>
      <text:p text:style-name="Text_20_body">Data from L0TP are sent to a workstation (or to the PC-farm with round robin) via ethernet. Or you can decide to acquire the primitives from a source port. </text:p>
      <text:p text:style-name="Text_20_body">To set from which port you want to receive data, in TestBenchInitPy there are several setup_rx_from_PortN.sh</text:p>
      <text:p text:style-name="Text_20_body">They again simply set the right address and set the arp correctly.</text:p>
      <text:p text:style-name="Text_20_body"/>
      <text:p text:style-name="Text_20_body">After launching them, you can open a socket with the program inside the folder ethreader.</text:p>
      <text:p text:style-name="Text_20_body">The characteristics of the socket and the filename are hardcoded in the program, sorry to be so lazy.</text:p>
      <text:p text:style-name="Text_20_body">Compile it with g++ -o ethernetfarm ethernetfarm.c</text:p>
      <text:p text:style-name="Text_20_body">and then ./ethernetfarm</text:p>
      <text:p text:style-name="Text_20_body">It will wait data until Control-C.</text:p>
      <text:p text:style-name="Text_20_body"/>
      <text:p text:style-name="Text_20_body">Then you have a file, suppose dump.bin with the output of the board. It can be triggers from L0TP or primitives from tribe.</text:p>
      <text:p text:style-name="Text_20_body">To analyse it: go into UDP_Analysis.</text:p>
      <text:p text:style-name="Text_20_body">For the trigger from L0TP there is a file called analysis_farm.cpp.</text:p>
      <text:p text:style-name="Text_20_body">To compile it use the script (i am not very good with makefiles...) ./compile.sh analysis_farm</text:p>
      <text:p text:style-name="Text_20_body">Idem for the primitive there is a program called analysis_talk, it does the same things for the primitives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pple SD Gothic Neo" svg:font-family="'Apple SD Gothic Neo'" style:font-pitch="variable"/>
    <style:font-face style:name="Waseem" svg:font-family="Wase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rio Soldi</meta:initial-creator>
    <meta:creation-date>2021-10-13T11:05:01</meta:creation-date>
    <dc:date>2021-10-14T10:36:23</dc:date>
    <dc:creator>Dario Soldi</dc:creator>
    <meta:editing-duration>PT22H43M20S</meta:editing-duration>
    <meta:editing-cycles>4</meta:editing-cycles>
    <meta:generator>OpenOffice/4.1.11$Unix OpenOffice.org_project/4111m1$Build-9808</meta:generator>
    <meta:document-statistic meta:table-count="0" meta:image-count="0" meta:object-count="0" meta:page-count="4" meta:paragraph-count="111" meta:word-count="905" meta:character-count="5602"/>
  </office:meta>
</office:document-meta>
</file>